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0000004004C8967FB1A27B23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59cm" draw:marker-start-width="0.438cm" draw:marker-end-width="0.438cm" draw:textarea-vertical-align="middle" fo:padding-top="0.204cm" fo:padding-bottom="0.204cm" fo:padding-left="0.329cm" fo:padding-right="0.329cm"/>
    </style:style>
    <style:style style:name="gr3" style:family="graphic" style:parent-style-name="objectwithoutfill">
      <style:graphic-properties svg:stroke-width="0.159cm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668cm" svg:height="8.668cm" svg:x="6.165cm" svg:y="10.515cm">
          <draw:image xlink:href="Pictures/1000020100000400000004004C8967FB1A27B23D.png" xlink:type="simple" xlink:show="embed" xlink:actuate="onLoad" loext:mime-type="image/png">
            <text:p/>
          </draw:image>
        </draw:frame>
        <draw:connector draw:style-name="gr2" draw:text-style-name="P1" draw:layer="layout" svg:x1="9.221cm" svg:y1="14.043cm" svg:x2="9.221cm" svg:y2="16.739cm" svg:d="M9221 14043v2696" svg:viewBox="0 0 1 2697">
          <text:p/>
        </draw:connector>
        <draw:connector draw:style-name="gr2" draw:text-style-name="P1" draw:layer="layout" svg:x1="9.128cm" svg:y1="16.748cm" svg:x2="9.903cm" svg:y2="16.748cm" svg:d="M9128 16748h775" svg:viewBox="0 0 776 1">
          <text:p/>
        </draw:connector>
        <draw:line draw:style-name="gr3" draw:text-style-name="P2" draw:layer="layout" svg:x1="9.128cm" svg:y1="14.859cm" svg:x2="9.89cm" svg:y2="14.85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7-13T16:04:29.608623575</dc:date>
    <meta:editing-duration>PT3M33S</meta:editing-duration>
    <meta:editing-cycles>1</meta:editing-cycles>
    <meta:document-statistic meta:object-count="4"/>
    <meta:generator>LibreOffice/6.4.7.2$Linux_X86_64 LibreOffice_project/40$Build-2</meta:generator>
  </office:meta>
</office:document-meta>
</file>